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42200000253DC4566DA980A08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Trebuchet MS" svg:font-family="'Trebuchet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15pt"/>
    </style:style>
    <style:style style:name="P8" style:family="paragraph">
      <loext:graphic-properties draw:fill="none" draw:fill-color="#ffffff"/>
      <style:text-properties style:font-name="Segoe UI" fo:font-size="15pt" style:font-size-asian="15pt" style:font-size-complex="15pt"/>
    </style:style>
    <style:style style:name="P9" style:family="paragraph">
      <style:paragraph-properties fo:text-align="center"/>
      <style:text-properties fo:font-size="15pt"/>
    </style:style>
    <style:style style:name="P10" style:family="paragraph">
      <loext:graphic-properties draw:fill="none" draw:fill-color="#ffffff"/>
      <style:paragraph-properties fo:text-align="center"/>
      <style:text-properties style:font-name="Segoe UI" fo:font-size="15pt" style:font-size-asian="15pt" style:font-size-complex="15pt"/>
    </style:style>
    <style:style style:name="T1" style:family="text">
      <style:text-properties fo:color="#000000" style:font-name="Segoe UI Semibold" fo:font-size="28pt" fo:language="en" fo:country="US" style:text-underline-style="solid" style:text-underline-width="auto" style:text-underline-color="font-color" style:font-name-asian="Trebuchet MS" style:font-size-asian="28pt" style:language-asian="ar" style:country-asian="SA" style:font-size-complex="28pt"/>
    </style:style>
    <style:style style:name="T2" style:family="text">
      <style:text-properties fo:color="#000000" style:font-name="Segoe UI" fo:font-size="32pt" fo:language="en" fo:country="US" fo:font-weight="bold" style:font-name-asian="Trebuchet MS" style:font-size-asian="32pt" style:language-asian="ar" style:country-asian="SA" style:font-weight-asian="bold" style:font-size-complex="32pt" style:font-weight-complex="bold"/>
    </style:style>
    <style:style style:name="T3" style:family="text">
      <style:text-properties fo:color="#000000" style:font-name="Segoe UI" fo:font-size="32pt" fo:language="en" fo:country="US" fo:font-weight="bold" style:font-name-asian="Trebuchet MS" style:font-size-asian="32pt" style:language-asian="ar" style:country-asian="SA" style:font-weight-asian="bold" style:font-name-complex="Monotype Corsiva" style:font-size-complex="32pt" style:font-weight-complex="bold"/>
    </style:style>
    <style:style style:name="T4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Segoe UI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368cm" svg:height="3.063cm" svg:x="2.309cm" svg:y="0.464cm">
          <draw:text-box>
            <text:p text:style-name="P1"><text:span text:style-name="T1">HYMN #897</text:span></text:p>
            <text:p text:style-name="P1"><text:span text:style-name="T2">”</text:span><text:span text:style-name="T3">O Rejoice, Ye Christians, Loudl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3.876cm" svg:height="5.321cm" svg:x="2.078cm" svg:y="0.487cm">
          <draw:text-box>
            <text:p text:style-name="P4"><text:span text:style-name="T4">1. </text:span><text:span text:style-name="T5">O rejoice, ye Christians, loudly,</text:span></text:p>
            <text:p text:style-name="P4"><text:span text:style-name="T5">For our joy has now begun;</text:span></text:p>
            <text:p text:style-name="P4"><text:span text:style-name="T5">Wondrous things our God has d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5" draw:layer="layout" svg:width="23.876cm" svg:height="5.321cm" svg:x="2.055cm" svg:y="0.508cm">
          <draw:text-box>
            <text:p text:style-name="P4"><text:span text:style-name="T5">Tell abroad His goodness proudly,</text:span></text:p>
            <text:p text:style-name="P4"><text:span text:style-name="T5">Who our race has honored thus,</text:span></text:p>
            <text:p text:style-name="P4"><text:span text:style-name="T5">That He deigns to dwell with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4" draw:text-style-name="P8" draw:layer="layout" svg:width="24.13cm" svg:height="7.286cm" svg:x="1.872cm" svg:y="0.508cm">
          <draw:text-box>
            <text:p text:style-name="P7"><text:span text:style-name="T6">Refrain:</text:span><text:span text:style-name="T7"> </text:span><text:span text:style-name="T5">Joy, O joy, beyond all gladness,</text:span></text:p>
            <text:p text:style-name="P7"><text:span text:style-name="T5"><text:s text:c="7"/></text:span><text:span text:style-name="T5">Christ has done away with sadness!</text:span></text:p>
            <text:p text:style-name="P7"><text:span text:style-name="T5"><text:s text:c="7"/></text:span><text:span text:style-name="T5">Hence, all sorrow and repining,</text:span></text:p>
            <text:p text:style-name="P7"><text:span text:style-name="T5"><text:s text:c="7"/></text:span><text:span text:style-name="T5">For the Sun of Grace is shin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10" draw:layer="layout" svg:width="23.876cm" svg:height="5.321cm" svg:x="2.032cm" svg:y="0.521cm">
          <draw:text-box>
            <text:p text:style-name="P9"><text:span text:style-name="T4">2. </text:span><text:span text:style-name="T5">See, my soul, thy Savior chooses</text:span></text:p>
            <text:p text:style-name="P9"><text:span text:style-name="T5">Weakness here and poverty;</text:span></text:p>
            <text:p text:style-name="P9"><text:span text:style-name="T5">In such love He comes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10" draw:layer="layout" svg:width="23.876cm" svg:height="5.321cm" svg:x="2.032cm" svg:y="0.521cm">
          <draw:text-box>
            <text:p text:style-name="P9"><text:span text:style-name="T5">Neither crib nor cross refuses;</text:span></text:p>
            <text:p text:style-name="P9"><text:span text:style-name="T5">All He suffers for thy good</text:span></text:p>
            <text:p text:style-name="P9"><text:span text:style-name="T5">To redeem thee by Hi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4" draw:text-style-name="P8" draw:layer="layout" svg:width="24.13cm" svg:height="7.286cm" svg:x="2.079cm" svg:y="0.498cm">
          <draw:text-box>
            <text:p text:style-name="P7"><text:span text:style-name="T6">Refrain:</text:span><text:span text:style-name="T7"> </text:span><text:span text:style-name="T5">Joy, O joy, beyond all gladness,</text:span></text:p>
            <text:p text:style-name="P7"><text:span text:style-name="T5"><text:s text:c="7"/></text:span><text:span text:style-name="T5">Christ has done away with sadness!</text:span></text:p>
            <text:p text:style-name="P7"><text:span text:style-name="T5"><text:s text:c="7"/></text:span><text:span text:style-name="T5">Hence, all sorrow and repining,</text:span></text:p>
            <text:p text:style-name="P7"><text:span text:style-name="T5"><text:s text:c="7"/></text:span><text:span text:style-name="T5">For the Sun of Grace is shin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>
        <draw:frame draw:style-name="gr3" draw:text-style-name="P10" draw:layer="layout" svg:width="23.876cm" svg:height="5.321cm" svg:x="2.101cm" svg:y="0.602cm">
          <draw:text-box>
            <text:p text:style-name="P9"><text:span text:style-name="T4">3. </text:span><text:span text:style-name="T5">Lord, how shall I thank Thee rightly?</text:span></text:p>
            <text:p text:style-name="P9"><text:span text:style-name="T5">I acknowledge that by Thee</text:span></text:p>
            <text:p text:style-name="P9"><text:span text:style-name="T5">I am saved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draw:frame draw:style-name="gr3" draw:text-style-name="P10" draw:layer="layout" svg:width="23.876cm" svg:height="5.321cm" svg:x="2.216cm" svg:y="0.521cm">
          <draw:text-box>
            <text:p text:style-name="P9"><text:span text:style-name="T5">Let me not forget it lightly,</text:span></text:p>
            <text:p text:style-name="P9"><text:span text:style-name="T5">But to Thee at all times cleave</text:span></text:p>
            <text:p text:style-name="P9"><text:span text:style-name="T5">And my heart true peace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0">
        <draw:frame draw:style-name="gr4" draw:text-style-name="P8" draw:layer="layout" svg:width="24.13cm" svg:height="7.286cm" svg:x="1.872cm" svg:y="0.588cm">
          <draw:text-box>
            <text:p text:style-name="P7"><text:span text:style-name="T6">Refrain:</text:span><text:span text:style-name="T7"> </text:span><text:span text:style-name="T5">Joy, O joy, beyond all gladness,</text:span></text:p>
            <text:p text:style-name="P7"><text:span text:style-name="T5"><text:s text:c="7"/></text:span><text:span text:style-name="T5">Christ has done away with sadness!</text:span></text:p>
            <text:p text:style-name="P7"><text:span text:style-name="T5"><text:s text:c="7"/></text:span><text:span text:style-name="T5">Hence, all sorrow and repining,</text:span></text:p>
            <text:p text:style-name="P7"><text:span text:style-name="T5"><text:s text:c="7"/></text:span><text:span text:style-name="T5">For the Sun of Grace is shin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0">
        <draw:frame draw:style-name="gr5" draw:text-style-name="P5" draw:layer="layout" svg:width="25.146cm" svg:height="5.588cm" svg:x="1.456cm" svg:y="0.556cm">
          <draw:text-box>
            <text:p text:style-name="P4"><text:span text:style-name="T4">4. </text:span><text:span text:style-name="T5">Jesus, guard and guide Thy members,</text:span></text:p>
            <text:p text:style-name="P4"><text:span text:style-name="T5">Fill them with Thy boundless grace,</text:span></text:p>
            <text:p text:style-name="P4"><text:span text:style-name="T5">Hear their prayers in ev’ry pl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0">
        <draw:frame draw:style-name="gr6" draw:text-style-name="P5" draw:layer="layout" svg:width="24.13cm" svg:height="5.842cm" svg:x="1.778cm" svg:y="0.508cm">
          <draw:text-box>
            <text:p text:style-name="P4"><text:span text:style-name="T5">Fan to flame faith’s glowing embers;</text:span></text:p>
            <text:p text:style-name="P4"><text:span text:style-name="T5">Grant all Christians, far and near,</text:span></text:p>
            <text:p text:style-name="P4"><text:span text:style-name="T5">Holy peace, a glad new yea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0">
        <draw:frame draw:style-name="gr7" draw:text-style-name="P8" draw:layer="layout" svg:width="24.13cm" svg:height="11.711cm" svg:x="1.941cm" svg:y="0.498cm">
          <draw:text-box>
            <text:p text:style-name="P7"><text:span text:style-name="T6">Refrain:</text:span><text:span text:style-name="T7"> </text:span><text:span text:style-name="T5">Joy, O joy, beyond all gladness,</text:span></text:p>
            <text:p text:style-name="P7"><text:span text:style-name="T5"><text:s text:c="7"/></text:span><text:span text:style-name="T5">Christ has done away with sadness!</text:span></text:p>
            <text:p text:style-name="P7"><text:span text:style-name="T5"><text:s text:c="7"/></text:span><text:span text:style-name="T5">Hence, all sorrow and repining,</text:span></text:p>
            <text:p text:style-name="P7"><text:span text:style-name="T5"><text:s text:c="7"/></text:span><text:span text:style-name="T5">For the Sun of Grace is shining!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<text:s text:c="11"/></text:span><text:span text:style-name="T8"><text:s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1" svg:font-family="'Microsoft YaHei'" style:font-pitch="variable"/>
    <style:font-face style:name="Trebuchet MS" svg:font-family="'Trebuchet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22:38:10.420000000</meta:creation-date>
    <dc:title>Blue</dc:title>
    <meta:editing-duration>PT8M10S</meta:editing-duration>
    <meta:editing-cycles>4</meta:editing-cycles>
    <meta:generator>LibreOffice/6.1.5.2$Windows_X86_64 LibreOffice_project/90f8dcf33c87b3705e78202e3df5142b201bd805</meta:generator>
    <dc:date>2019-04-25T19:58:28.371000000</dc:date>
    <meta:document-statistic meta:object-count="60"/>
  </office:meta>
</office:document-meta>
</file>